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5" office:value-type="string">
            <text:p>2022-08-12_10-44-43_000.jpg</text:p>
          </table:table-cell>
          <table:table-cell table:style-name="ce27" office:value-type="string">
            <text:p>:m ,sketch / des. object=ヒグラシ：セミ / source=~,location=~,other=~,memo~,found~,id=~,occasion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,sketch / des. object=ヒグラシ：セミ / source=~,location=~,other=~,memo~,found~,id=~,occasion=~">
            <text:p>:m ,sketch / des. object=ヒグラシ：セミ / source=~,location=~,other=~,memo~,found~,id=~,occasion=~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1" office:value-type="string">
            <text:p>2022-08-10_06-28-36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11" office:value-type="string">
            <text:p>2022-08-11_06-28-04_000.jpg</text:p>
          </table:table-cell>
          <table:table-cell table:style-name="ce27" office:value-type="string">
            <text:p>:m :PHOTO 起き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5" office:value-type="string">
            <text:p>2022-08-12_02-01-19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7">
            <text:p>57</text:p>
          </table:table-cell>
          <table:table-cell table:style-name="ce5" office:value-type="string">
            <text:p>2022-08-13_07-41-06_000.jpg</text:p>
          </table:table-cell>
          <table:table-cell table:style-name="ce27" office:value-type="string">
            <text:p>:m :PHOTO 起き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5" office:value-type="string">
            <text:p>2022-08-10_02-16-5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6">
            <text:p>56</text:p>
          </table:table-cell>
          <table:table-cell table:style-name="ce5" office:value-type="string">
            <text:p>2022-08-13_01-25-23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PHOTO 寝た時刻 / 2022">
            <text:p>:m :PHOTO 寝た時刻 / 2022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1">
            <text:p>71</text:p>
          </table:table-cell>
          <table:table-cell table:style-name="ce18" office:value-type="string">
            <text:p>2022-08-14_01-57-0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寝た時刻 / 2022">
            <text:p>:m :PHOTO 寝た時刻 / 2022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9">
            <text:p>69</text:p>
          </table:table-cell>
          <table:table-cell table:style-name="ce19" office:value-type="string">
            <text:p>2022-08-13_18-59-30_000.jpg</text:p>
          </table:table-cell>
          <table:table-cell table:style-name="ce28" office:value-type="string">
            <text:p>:m :篠笛,shinobue #*# / session-memo:session-1 / p.1:genre=melody,for=~,key=~,notes=~,R=3,file-id=~,piece-id=~,tempo=90,session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篠笛,shinobue #*# / session-memo:session-1 / p.1:genre=melody,for=~,key=~,notes=~,R=3,file-id=~,piece-id=~,tempo=90,session=~,other=~">
            <text:p>:m :篠笛,shinobue #*# / session-memo:session-1 / p.1:genre=melody,for=~,key=~,notes=~,R=3,file-id=~,piece-id=~,tempo=90,session=~,other=~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7">
            <text:p>37</text:p>
          </table:table-cell>
          <table:table-cell table:style-name="ce5" office:value-type="string">
            <text:p>2022-08-11_19-02-19_000.jpg</text:p>
          </table:table-cell>
          <table:table-cell table:style-name="ce27" office:value-type="string">
            <text:p>:m :篠笛,shinobue #*# / session-memo:session-1 / p.1:genre=melody,key=h-4`(E),file-piece-other=~ \\\ p.2:genre=melody,R=+,file-piece-other=file-id:2022-08-09_18-30-30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session-memo:session-1 / p.1:genre=melody,key=h-4`(E),file-piece-other=~ \\\ p.2:genre=melody,R=+,file-piece-other=file-id:2022-08-09_18-30-30">
            <text:p>:m :篠笛,shinobue #*# / session-memo:session-1 / p.1:genre=melody,key=h-4`(E),file-piece-other=~ \\\ p.2:genre=melody,R=+,file-piece-other=file-id:2022-08-09_18-30-30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5" office:value-type="string">
            <text:p>2022-08-09_15-43-43_000.jpg</text:p>
          </table:table-cell>
          <table:table-cell table:style-name="ce27" office:value-type="string">
            <text:p>:m RES 1-2*3 / free# JVEMV6 68#_331:1 / 68. theoretical-physics(tp) / topics=解析力学,w=~,doc=r-7-B2~1.1.2#2,s=~,i=~,other=~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1-2*3 / free# JVEMV6 68#_331:1 / 68. theoretical-physics(tp) / topics=解析力学,w=~,doc=r-7-B2~1.1.2#2,s=~,i=~,other=~">
            <text:p>:m RES 1-2*3 / free# JVEMV6 68#_331:1 / 68. theoretical-physics(tp) / topics=解析力学,w=~,doc=r-7-B2~1.1.2#2,s=~,i=~,other=~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4">
            <text:p>64</text:p>
          </table:table-cell>
          <table:table-cell table:style-name="ce5" office:value-type="string">
            <text:p>2022-08-13_17-09-14_000.jpg</text:p>
          </table:table-cell>
          <table:table-cell table:style-name="ce28" office:value-type="string">
            <text:p>:m RES 1-2*3 / free# JVEMV6 68#_335:2 / 68. theoretical-physics(tp) / topics=量子力学,w=,doc=r-7-A1~1.1.7#2-1,s=~,i=~,other=memo+;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RES 1-2*3 / free# JVEMV6 68#_335:2 / 68. theoretical-physics(tp) / topics=量子力学,w=,doc=r-7-A1~1.1.7#2-1,s=~,i=~,other=memo+;calc+">
            <text:p>:m RES 1-2*3 / free# JVEMV6 68#_335:2 / 68. theoretical-physics(tp) / topics=量子力学,w=,doc=r-7-A1~1.1.7#2-1,s=~,i=~,other=memo+;calc+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5" office:value-type="string">
            <text:p>2022-08-09_17-29-51_000.jpg</text:p>
          </table:table-cell>
          <table:table-cell table:style-name="ce27" office:value-type="string">
            <text:p>:m RES 1*1 / free# JVEMV6 68#_331:2 / 68. theoretical-physics(tp) / topics=熱力学,w=~,doc=r-7-A12~1.1.2#1-3,s=~,i=~,other=memo~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RES 1*1 / free# JVEMV6 68#_331:2 / 68. theoretical-physics(tp) / topics=熱力学,w=~,doc=r-7-A12~1.1.2#1-3,s=~,i=~,other=memo~">
            <text:p>:m RES 1*1 / free# JVEMV6 68#_331:2 / 68. theoretical-physics(tp) / topics=熱力学,w=~,doc=r-7-A12~1.1.2#1-3,s=~,i=~,other=memo~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16">
            <text:p>16</text:p>
          </table:table-cell>
          <table:table-cell table:style-name="ce18" office:value-type="string">
            <text:p>2022-08-10_17-23-00_000.jpg</text:p>
          </table:table-cell>
          <table:table-cell table:style-name="ce27" office:value-type="string">
            <text:p>:m RES 1*1 / free# JVEMV6 68#_332:1 / 68. theoretical-physics(tp) / topics=固体物理学；量子力学,w=~,doc=r-7-B3~1.1.1#1;r-7-A1~1.1.5#1,s=~,i=~,other=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RES 1*1 / free# JVEMV6 68#_332:1 / 68. theoretical-physics(tp) / topics=固体物理学；量子力学,w=~,doc=r-7-B3~1.1.1#1;r-7-A1~1.1.5#1,s=~,i=~,other=memo~">
            <text:p>:m RES 1*1 / free# JVEMV6 68#_332:1 / 68. theoretical-physics(tp) / topics=固体物理学；量子力学,w=~,doc=r-7-B3~1.1.1#1;r-7-A1~1.1.5#1,s=~,i=~,other=memo~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8">
            <text:p>28</text:p>
          </table:table-cell>
          <table:table-cell table:style-name="ce5" office:value-type="string">
            <text:p>2022-08-11_12-31-53_000.jpg</text:p>
          </table:table-cell>
          <table:table-cell table:style-name="ce27" office:value-type="string">
            <text:p>:m RES 1*1 / free# JVEMV6 68#_333:1 / 68. theoretical-physics(tp) / topics=量子力学,w=規格化,doc=r-7-A1~1.1.1#1(specific-1)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RES 1*1 / free# JVEMV6 68#_333:1 / 68. theoretical-physics(tp) / topics=量子力学,w=規格化,doc=r-7-A1~1.1.1#1(specific-1),s=~,i=~,other=calc+">
            <text:p>:m RES 1*1 / free# JVEMV6 68#_333:1 / 68. theoretical-physics(tp) / topics=量子力学,w=規格化,doc=r-7-A1~1.1.1#1(specific-1),s=~,i=~,other=calc+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30">
            <text:p>30</text:p>
          </table:table-cell>
          <table:table-cell table:style-name="ce18" office:value-type="string">
            <text:p>2022-08-11_17-04-46_000.jpg</text:p>
          </table:table-cell>
          <table:table-cell table:style-name="ce27" office:value-type="string">
            <text:p>:m RES 1*1 / free# JVEMV6 68#_333:2 / 68. theoretical-physics(tp) / topics=量子力学,w=,doc=r-7-A1~1.1.5#1;r-7-A1~1.1.7#1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1*1 / free# JVEMV6 68#_333:2 / 68. theoretical-physics(tp) / topics=量子力学,w=,doc=r-7-A1~1.1.5#1;r-7-A1~1.1.7#1,s=~,i=~,other=memo+">
            <text:p>:m RES 1*1 / free# JVEMV6 68#_333:2 / 68. theoretical-physics(tp) / topics=量子力学,w=,doc=r-7-A1~1.1.5#1;r-7-A1~1.1.7#1,s=~,i=~,other=memo+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51">
            <text:p>51</text:p>
          </table:table-cell>
          <table:table-cell table:style-name="ce18" office:value-type="string">
            <text:p>2022-08-12_16-43-42_000.jpg</text:p>
          </table:table-cell>
          <table:table-cell table:style-name="ce27" office:value-type="string">
            <text:p>:m RES 1*2 / free# JVEMV6 68#_334:1 / 68. theoretical-physics(tp) / topics=量子力学,w=,doc=r-7-A1~1.1.7#1-3.2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1*2 / free# JVEMV6 68#_334:1 / 68. theoretical-physics(tp) / topics=量子力学,w=,doc=r-7-A1~1.1.7#1-3.2,s=~,i=~,other=memo+">
            <text:p>:m RES 1*2 / free# JVEMV6 68#_334:1 / 68. theoretical-physics(tp) / topics=量子力学,w=,doc=r-7-A1~1.1.7#1-3.2,s=~,i=~,other=memo+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1">
            <text:p>61</text:p>
          </table:table-cell>
          <table:table-cell table:style-name="ce5" office:value-type="string">
            <text:p>2022-08-13_12-13-14_000.jpg</text:p>
          </table:table-cell>
          <table:table-cell table:style-name="ce28" office:value-type="string">
            <text:p>:m RES 1*2 / free# JVEMV6 68#_335:1 / 68. theoretical-physics(tp) / topics=量子力学,w=,doc=r-7-A1~1.1.7#2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1*2 / free# JVEMV6 68#_335:1 / 68. theoretical-physics(tp) / topics=量子力学,w=,doc=r-7-A1~1.1.7#2,s=~,i=~,other=memo+">
            <text:p>:m RES 1*2 / free# JVEMV6 68#_335:1 / 68. theoretical-physics(tp) / topics=量子力学,w=,doc=r-7-A1~1.1.7#2,s=~,i=~,other=memo+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2">
            <text:p>52</text:p>
          </table:table-cell>
          <table:table-cell table:style-name="ce5" office:value-type="string">
            <text:p>2022-08-12_16-44-06_000.jpg</text:p>
          </table:table-cell>
          <table:table-cell table:style-name="ce27" office:value-type="string">
            <text:p>:m RES 2*2 / free# JVEMV6 68#_334:1 / 68. theoretical-physics(tp) / topics=量子力学,w=,doc=r-7-A1~1.1.7#1-5.2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2*2 / free# JVEMV6 68#_334:1 / 68. theoretical-physics(tp) / topics=量子力学,w=,doc=r-7-A1~1.1.7#1-5.2,s=~,i=~,other=memo+">
            <text:p>:m RES 2*2 / free# JVEMV6 68#_334:1 / 68. theoretical-physics(tp) / topics=量子力学,w=,doc=r-7-A1~1.1.7#1-5.2,s=~,i=~,other=memo+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2">
            <text:p>62</text:p>
          </table:table-cell>
          <table:table-cell table:style-name="ce5" office:value-type="string">
            <text:p>2022-08-13_12-13-28_000.jpg</text:p>
          </table:table-cell>
          <table:table-cell table:style-name="ce27" office:value-type="string">
            <text:p>:m RES 2*2 / free# JVEMV6 68#_335:1 / 68. theoretical-physics(tp) / topics=量子力学,w=,doc=r-7-A1~1.1.7#2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RES 2*2 / free# JVEMV6 68#_335:1 / 68. theoretical-physics(tp) / topics=量子力学,w=,doc=r-7-A1~1.1.7#2,s=~,i=~,other=~">
            <text:p>:m RES 2*2 / free# JVEMV6 68#_335:1 / 68. theoretical-physics(tp) / topics=量子力学,w=,doc=r-7-A1~1.1.7#2,s=~,i=~,other=~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1" office:value-type="string">
            <text:p>2022-08-09_15-44-03_000.jpg</text:p>
          </table:table-cell>
          <table:table-cell table:style-name="ce27" office:value-type="string">
            <text:p>:m RES 3*3 / free# JVEMV6 68#_331:1 / 68. theoretical-physics(tp) / topics=解析力学,w=~,doc=r-7-B2~1.1.2#2,s=~,i=~,other=calc+</text:p>
          </table:table-cell>
          <table:table-cell table:style-name="ce29" office:value-type="string">
            <text:p>:m :PHOTO 起きた時刻（夜中） / 2022</text:p>
          </table:table-cell>
          <table:table-cell table:style-name="ce11" table:number-columns-repeated="2"/>
          <table:table-cell table:style-name="ce51"/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5">
            <text:p>65</text:p>
          </table:table-cell>
          <table:table-cell table:style-name="ce5" office:value-type="string">
            <text:p>2022-08-13_17-09-40_000.jpg</text:p>
          </table:table-cell>
          <table:table-cell table:style-name="ce27" office:value-type="string">
            <text:p>:m RES 3*3 / free# JVEMV6 68#_335:2 / 68. theoretical-physics(tp) / topics=量子力学,w=,doc=r-7-A1~1.1.7#2-1,s=~,i=~,other=~</text:p>
          </table:table-cell>
          <table:table-cell table:style-name="ce15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3*3 / free# JVEMV6 68#_335:2 / 68. theoretical-physics(tp) / topics=量子力学,w=,doc=r-7-A1~1.1.7#2-1,s=~,i=~,other=~">
            <text:p>:m RES 3*3 / free# JVEMV6 68#_335:2 / 68. theoretical-physics(tp) / topics=量子力学,w=,doc=r-7-A1~1.1.7#2-1,s=~,i=~,other=~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5" office:value-type="string">
            <text:p>2022-08-09_19-01-41_000.jpg</text:p>
          </table:table-cell>
          <table:table-cell table:style-name="ce29" office:value-type="string">
            <text:p>:m 記録 (VIDEO) / 身体 / 全身像 / 顔 / 様子 / time=夜；occasion=楽器演奏したあと（篠笛）,other=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記録 (VIDEO) / 身体 / 全身像 / 顔 / 様子 / time=夜；occasion=楽器演奏したあと（篠笛）,other=~">
            <text:p>:m 記録 (VIDEO) / 身体 / 全身像 / 顔 / 様子 / time=夜；occasion=楽器演奏したあと（篠笛）,other=~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2022-08-10_19-03-55_000.jpg</text:p>
          </table:table-cell>
          <table:table-cell table:style-name="ce29" office:value-type="string">
            <text:p>:m 記録 (VIDEO) / 身体 / 全身像 / 顔 / 様子 / time=夜；occasion=楽器演奏したあと（篠笛）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記録 (VIDEO) / 身体 / 全身像 / 顔 / 様子 / time=夜；occasion=楽器演奏したあと（篠笛）,other=~">
            <text:p>:m 記録 (VIDEO) / 身体 / 全身像 / 顔 / 様子 / time=夜；occasion=楽器演奏したあと（篠笛）,other=~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5" office:value-type="string">
            <text:p>2022-08-11_19-02-10_000.jpg</text:p>
          </table:table-cell>
          <table:table-cell table:style-name="ce29" office:value-type="string">
            <text:p>:m 記録 (VIDEO) / 身体 / 全身像 / 顔 / 様子 / time=夜；occasion=楽器演奏したあと（篠笛）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記録 (VIDEO) / 身体 / 全身像 / 顔 / 様子 / time=夜；occasion=楽器演奏したあと（篠笛）,other=~">
            <text:p>:m 記録 (VIDEO) / 身体 / 全身像 / 顔 / 様子 / time=夜；occasion=楽器演奏したあと（篠笛）,other=~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5" office:value-type="string">
            <text:p>2022-08-11_06-28-16_000.jpg</text:p>
          </table:table-cell>
          <table:table-cell table:style-name="ce27" office:value-type="string">
            <text:p>:m 記録 / お酒：飲んだ量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記録 / お酒：飲んだ量">
            <text:p>:m 記録 / お酒：飲んだ量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8">
            <text:p>48</text:p>
          </table:table-cell>
          <table:table-cell table:style-name="ce11" office:value-type="string">
            <text:p>2022-08-12_09-40-10_000.jpg</text:p>
          </table:table-cell>
          <table:table-cell table:style-name="ce27" office:value-type="string">
            <text:p>:m 記録 / お酒：飲んだ量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記録 / お酒：飲んだ量">
            <text:p>:m 記録 / お酒：飲んだ量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8">
            <text:p>58</text:p>
          </table:table-cell>
          <table:table-cell table:style-name="ce5" office:value-type="string">
            <text:p>2022-08-13_07-41-25_000.jpg</text:p>
          </table:table-cell>
          <table:table-cell table:style-name="ce27" office:value-type="string">
            <text:p>:m 記録 / お酒：飲んだ量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記録 / お酒：飲んだ量">
            <text:p>:m 記録 / お酒：飲んだ量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2">
            <text:p>72</text:p>
          </table:table-cell>
          <table:table-cell table:style-name="ce5" office:value-type="string">
            <text:p>2022-08-14_07-54-19_000.jpg</text:p>
          </table:table-cell>
          <table:table-cell table:style-name="ce27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記録 / お酒：飲んだ量">
            <text:p>:m 記録 / お酒：飲んだ量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5" office:value-type="string">
            <text:p>2022-08-10_23-49-32_000.jpg</text:p>
          </table:table-cell>
          <table:table-cell table:style-name="ce27" office:value-type="string">
            <text:p>:m 記録 / 身体 / ケガ / loc=胸部：皮膚：胸骨、下部,cause=不詳,loc-incident=~,id=~,phase=~,apparatus=~,injury=皮膚が破れている,other=treatment:焼酎、塗布：ローズマリー、漬け込んだもの；絆創膏：布の部分に、ワセリンを塗布。当該処置、３日目だったか。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記録 / 身体 / ケガ / loc=胸部：皮膚：胸骨、下部,cause=不詳,loc-incident=~,id=~,phase=~,apparatus=~,injury=皮膚が破れている,other=treatment:焼酎、塗布：ローズマリー、漬け込んだもの；絆創膏：布の部分に、ワセリンを塗布。当該処置、３日目だったか。">
            <text:p>:m 記録 / 身体 / ケガ / loc=胸部：皮膚：胸骨、下部,cause=不詳,loc-incident=~,id=~,phase=~,apparatus=~,injury=皮膚が破れている,other=treatment:焼酎、塗布：ローズマリー、漬け込んだもの；絆創膏：布の部分に、ワセリンを塗布。当該処置、３日目だったか。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9">
            <text:p>39</text:p>
          </table:table-cell>
          <table:table-cell table:style-name="ce5" office:value-type="string">
            <text:p>2022-08-12_00-12-22_000.jpg</text:p>
          </table:table-cell>
          <table:table-cell table:style-name="ce27" office:value-type="string">
            <text:p>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??日目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??日目">
            <text:p>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??日目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54">
            <text:p>54</text:p>
          </table:table-cell>
          <table:table-cell table:style-name="ce18" office:value-type="string">
            <text:p>2022-08-12_23-32-00_000.jpg</text:p>
          </table:table-cell>
          <table:table-cell table:style-name="ce27" office:value-type="string">
            <text:p>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??日目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??日目">
            <text:p>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??日目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5" office:value-type="string">
            <text:p>2022-08-11_00-12-13_000.jpg</text:p>
          </table:table-cell>
          <table:table-cell table:style-name="ce27" office:value-type="string">
            <text:p>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1日目だったか。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1日目だったか。">
            <text:p>:m 記録 / 身体 / ケガ / loc=皮膚：左上腿：上部（股関節寄り）,cause=不詳,loc-incident=~,id=~,phase=~,apparatus=~,injury=皮膚が破れている,other=treatment:焼酎、塗布：ローズマリー、漬け込んだもの；絆創膏：布の部分に、ワセリンを塗布。当該処置、1日目だったか。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0">
            <text:p>40</text:p>
          </table:table-cell>
          <table:table-cell table:style-name="ce18" office:value-type="string">
            <text:p>2022-08-12_00-13-06_000.jpg</text:p>
          </table:table-cell>
          <table:table-cell table:style-name="ce27" office:value-type="string">
            <text:p>:m 記録 / 身体 / ケガ / loc=皮膚：左足首：やや、外より,cause=不詳,loc-incident=~,id=~,phase=~,apparatus=~,injury=皮膚が破れている,other=treatment:焼酎、塗布：ローズマリー、漬け込んだもの；絆創膏：布の部分に、ワセリンを塗布。当該処置、??日目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記録 / 身体 / ケガ / loc=皮膚：左足首：やや、外より,cause=不詳,loc-incident=~,id=~,phase=~,apparatus=~,injury=皮膚が破れている,other=treatment:焼酎、塗布：ローズマリー、漬け込んだもの；絆創膏：布の部分に、ワセリンを塗布。当該処置、??日目">
            <text:p>:m 記録 / 身体 / ケガ / loc=皮膚：左足首：やや、外より,cause=不詳,loc-incident=~,id=~,phase=~,apparatus=~,injury=皮膚が破れている,other=treatment:焼酎、塗布：ローズマリー、漬け込んだもの；絆創膏：布の部分に、ワセリンを塗布。当該処置、??日目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5">
            <text:p>55</text:p>
          </table:table-cell>
          <table:table-cell table:style-name="ce11" office:value-type="string">
            <text:p>2022-08-12_23-32-18_000.jpg</text:p>
          </table:table-cell>
          <table:table-cell table:style-name="ce27" office:value-type="string">
            <text:p>:m 記録 / 身体 / ケガ / loc=皮膚：左足首：やや、外より,cause=不詳,loc-incident=~,id=~,phase=~,apparatus=~,injury=皮膚が破れている,other=treatment:焼酎、塗布：ローズマリー、漬け込んだもの；絆創膏：布の部分に、ワセリンを塗布。当該処置、??日目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記録 / 身体 / ケガ / loc=皮膚：左足首：やや、外より,cause=不詳,loc-incident=~,id=~,phase=~,apparatus=~,injury=皮膚が破れている,other=treatment:焼酎、塗布：ローズマリー、漬け込んだもの；絆創膏：布の部分に、ワセリンを塗布。当該処置、??日目">
            <text:p>:m 記録 / 身体 / ケガ / loc=皮膚：左足首：やや、外より,cause=不詳,loc-incident=~,id=~,phase=~,apparatus=~,injury=皮膚が破れている,other=treatment:焼酎、塗布：ローズマリー、漬け込んだもの；絆創膏：布の部分に、ワセリンを塗布。当該処置、??日目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5" office:value-type="string">
            <text:p>2022-08-09_12-21-26_000.jpg</text:p>
          </table:table-cell>
          <table:table-cell table:style-name="ce27" office:value-type="string">
            <text:p>:m 食べた物 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食べた物 ">
            <text:p>:m 食べた物 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8" office:value-type="string">
            <text:p>2022-08-09_20-38-39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食べた物 ">
            <text:p>:m 食べた物 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5" office:value-type="string">
            <text:p>2022-08-10_12-57-5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食べた物 ">
            <text:p>:m 食べた物 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5" office:value-type="string">
            <text:p>2022-08-10_21-26-1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食べた物 ">
            <text:p>:m 食べた物 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9">
            <text:p>29</text:p>
          </table:table-cell>
          <table:table-cell table:style-name="ce5" office:value-type="string">
            <text:p>2022-08-11_13-27-0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食べた物 ">
            <text:p>:m 食べた物 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8">
            <text:p>38</text:p>
          </table:table-cell>
          <table:table-cell table:style-name="ce5" office:value-type="string">
            <text:p>2022-08-11_21-05-5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食べた物 ">
            <text:p>:m 食べた物 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0">
            <text:p>50</text:p>
          </table:table-cell>
          <table:table-cell table:style-name="ce5" office:value-type="string">
            <text:p>2022-08-12_12-34-0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食べた物 ">
            <text:p>:m 食べた物 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53">
            <text:p>53</text:p>
          </table:table-cell>
          <table:table-cell table:style-name="ce18" office:value-type="string">
            <text:p>2022-08-12_21-05-0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食べた物 ">
            <text:p>:m 食べた物 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3">
            <text:p>63</text:p>
          </table:table-cell>
          <table:table-cell table:style-name="ce5" office:value-type="string">
            <text:p>2022-08-13_13-34-2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食べた物 ">
            <text:p>:m 食べた物 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0">
            <text:p>70</text:p>
          </table:table-cell>
          <table:table-cell table:style-name="ce5" office:value-type="string">
            <text:p>2022-08-13_21-17-4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食べた物 ">
            <text:p>:m 食べた物 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4">
            <text:p>74</text:p>
          </table:table-cell>
          <table:table-cell table:style-name="ce11" office:value-type="string">
            <text:p>2022-08-14_12-42-1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1">
            <text:p>81</text:p>
          </table:table-cell>
          <table:table-cell table:style-name="ce20" office:value-type="string">
            <text:p>2022-08-14_20-57-41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食べた物 ">
            <text:p>:m 食べた物 </text:p>
          </table:table-cell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5" office:value-type="string">
            <text:p>2022-08-13_08-03-45_000.jpg</text:p>
          </table:table-cell>
          <table:table-cell table:style-name="ce27" office:value-type="string">
            <text:p>:PHOTO 記録 / 文書　/ occasion=購入：キャン・ドゥ / for=紙切り / doc=取扱説明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PHOTO 記録 / 文書　/ occasion=購入：キャン・ドゥ / for=紙切り / doc=取扱説明書">
            <text:p>:PHOTO 記録 / 文書　/ occasion=購入：キャン・ドゥ / for=紙切り / doc=取扱説明書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7">
            <text:p>47</text:p>
          </table:table-cell>
          <table:table-cell table:style-name="ce11" office:value-type="string">
            <text:p>2022-08-12_08-02-31_000.jpg</text:p>
          </table:table-cell>
          <table:table-cell table:style-name="ce27" office:value-type="string">
            <text:p>:PHOTO 記録 / 文書:knot　/ occasion=作ったもの：記録しておく / for=2022-07-26:巻き結び；とんぼ；準自在 / doc=~,other=~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2">
            <text:p>42</text:p>
          </table:table-cell>
          <table:table-cell table:style-name="ce5" office:value-type="string">
            <text:p>2022-08-12_07-35-26_000.jpg</text:p>
          </table:table-cell>
          <table:table-cell table:style-name="ce27" office:value-type="string">
            <text:p>:PHOTO 記録しておきたいもの / location:photo=自室, location:target=空：西の空 / subject=雲の様子、形 / content=雲。空の色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PHOTO 記録しておきたいもの / location:photo=自室, location:target=空：西の空 / subject=雲の様子、形 / content=雲。空の色">
            <text:p>:PHOTO 記録しておきたいもの / location:photo=自室, location:target=空：西の空 / subject=雲の様子、形 / content=雲。空の色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5" office:value-type="string">
            <text:p>2022-08-12_07-35-32_000.jpg</text:p>
          </table:table-cell>
          <table:table-cell table:style-name="ce27" office:value-type="string">
            <text:p>:PHOTO 記録しておきたいもの / location:photo=自室, location:target=空：西の空 / subject=雲の様子、形 / content=雲。空の色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PHOTO 記録しておきたいもの / location:photo=自室, location:target=空：西の空 / subject=雲の様子、形 / content=雲。空の色">
            <text:p>:PHOTO 記録しておきたいもの / location:photo=自室, location:target=空：西の空 / subject=雲の様子、形 / content=雲。空の色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4">
            <text:p>44</text:p>
          </table:table-cell>
          <table:table-cell table:style-name="ce11" office:value-type="string">
            <text:p>2022-08-12_07-35-39_000.jpg</text:p>
          </table:table-cell>
          <table:table-cell table:style-name="ce27" office:value-type="string">
            <text:p>:PHOTO 記録しておきたいもの / location:photo=自室, location:target=空：西の空 / subject=雲の様子、形 / content=雲。空の色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PHOTO 記録しておきたいもの / location:photo=自室, location:target=空：西の空 / subject=雲の様子、形 / content=雲。空の色">
            <text:p>:PHOTO 記録しておきたいもの / location:photo=自室, location:target=空：西の空 / subject=雲の様子、形 / content=雲。空の色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5">
            <text:p>45</text:p>
          </table:table-cell>
          <table:table-cell table:style-name="ce5" office:value-type="string">
            <text:p>2022-08-12_07-35-42_000.jpg</text:p>
          </table:table-cell>
          <table:table-cell table:style-name="ce27" office:value-type="string">
            <text:p>:PHOTO 記録しておきたいもの / location:photo=自室, location:target=空：西の空 / subject=雲の様子、形 / content=雲。空の色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PHOTO 記録しておきたいもの / location:photo=自室, location:target=空：西の空 / subject=雲の様子、形 / content=雲。空の色">
            <text:p>:PHOTO 記録しておきたいもの / location:photo=自室, location:target=空：西の空 / subject=雲の様子、形 / content=雲。空の色</text:p>
          </table:table-cell>
          <table:table-cell table:style-name="ce11" table:formula="of:=RIGHT([.B54];[.K54])" office:value-type="string" office:string-value="jpg">
            <text:p>jpg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1" office:value-type="string">
            <text:p>2022-08-10_06-34-3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55];[.K55])" office:value-type="string" office:string-value="jpg">
            <text:p>jpg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string">
            <text:p>2022-08-11_06-33-5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6];[.K56])" office:value-type="string" office:string-value="jpg">
            <text:p>jpg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6">
            <text:p>46</text:p>
          </table:table-cell>
          <table:table-cell table:style-name="ce5" office:value-type="string">
            <text:p>2022-08-12_07-46-49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7];[.K57])" office:value-type="string" office:string-value="jpg">
            <text:p>jpg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5" office:value-type="string">
            <text:p>2022-08-13_07-49-0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8];[.K58])" office:value-type="string" office:string-value="jpg">
            <text:p>jpg</text:p>
          </table:table-cell>
          <table:table-cell table:style-name="ce53" table:formula="of:=FIND(&quot;.&quot;;[.B58];1)" office:value-type="float" office:value="24">
            <text:p>24</text:p>
          </table:table-cell>
          <table:table-cell table:formula="of:=LEN([.B58])" office:value-type="float" office:value="27">
            <text:p>27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3">
            <text:p>73</text:p>
          </table:table-cell>
          <table:table-cell table:style-name="ce5" office:value-type="string">
            <text:p>2022-08-14_07-58-3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9];[.K59])" office:value-type="string" office:string-value="jpg">
            <text:p>jpg</text:p>
          </table:table-cell>
          <table:table-cell table:style-name="ce53" table:formula="of:=FIND(&quot;.&quot;;[.B59];1)" office:value-type="float" office:value="24">
            <text:p>24</text:p>
          </table:table-cell>
          <table:table-cell table:formula="of:=LEN([.B59])" office:value-type="float" office:value="27">
            <text:p>27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6">
            <text:p>66</text:p>
          </table:table-cell>
          <table:table-cell table:style-name="ce5" office:value-type="string">
            <text:p>2022-08-13_18-35-39_000.mp4</text:p>
          </table:table-cell>
          <table:table-cell table:style-name="ce27" office:value-type="string">
            <text:p>:VIDEO / @自室 / 記録 / jap.flute / 演奏、play / R=1 / record,for=~,other=~,memo=+:page-1:&lt;3&gt;,file-id=~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VIDEO / @自室 / 記録 / jap.flute / 演奏、play / R=1 / record,for=~,other=~,memo=+:page-1:&lt;3&gt;,file-id=~,piece-id=~ / follow+">
            <text:p>:VIDEO / @自室 / 記録 / jap.flute / 演奏、play / R=1 / record,for=~,other=~,memo=+:page-1:&lt;3&gt;,file-id=~,piece-id=~ / follow+</text:p>
          </table:table-cell>
          <table:table-cell table:style-name="ce11" table:formula="of:=RIGHT([.B60];[.K60])" office:value-type="string" office:string-value="mp4">
            <text:p>mp4</text:p>
          </table:table-cell>
          <table:table-cell table:style-name="ce53" table:formula="of:=FIND(&quot;.&quot;;[.B60];1)" office:value-type="float" office:value="24">
            <text:p>24</text:p>
          </table:table-cell>
          <table:table-cell table:formula="of:=LEN([.B60])" office:value-type="float" office:value="27">
            <text:p>27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9">
            <text:p>79</text:p>
          </table:table-cell>
          <table:table-cell table:style-name="ce18" office:value-type="string">
            <text:p>2022-08-14_19-01-33_000.mp4</text:p>
          </table:table-cell>
          <table:table-cell table:style-name="ce27" office:value-type="string">
            <text:p>:VIDEO / @自室 / 記録 / jap.flute / 演奏、play / R=1 / record,for=~,other=~,memo=+:page-3,file-id=~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VIDEO / @自室 / 記録 / jap.flute / 演奏、play / R=1 / record,for=~,other=~,memo=+:page-3,file-id=~,piece-id=~ / follow+">
            <text:p>:VIDEO / @自室 / 記録 / jap.flute / 演奏、play / R=1 / record,for=~,other=~,memo=+:page-3,file-id=~,piece-id=~ / follow+</text:p>
          </table:table-cell>
          <table:table-cell table:style-name="ce11" table:formula="of:=RIGHT([.B61];[.K61])" office:value-type="string" office:string-value="mp4">
            <text:p>mp4</text:p>
          </table:table-cell>
          <table:table-cell table:style-name="ce53" table:formula="of:=FIND(&quot;.&quot;;[.B61];1)" office:value-type="float" office:value="24">
            <text:p>24</text:p>
          </table:table-cell>
          <table:table-cell table:formula="of:=LEN([.B61])" office:value-type="float" office:value="27">
            <text:p>27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5" office:value-type="string">
            <text:p>2022-08-09_18-30-30_000.mp4</text:p>
          </table:table-cell>
          <table:table-cell table:style-name="ce27" office:value-type="string">
            <text:p>:VIDEO / @自室 / 記録 / jap.flute / 演奏、play / R=1 / record,for=~,other=~,memo=~,file-id=2022-08-09_18-30-30_000.mp4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VIDEO / @自室 / 記録 / jap.flute / 演奏、play / R=1 / record,for=~,other=~,memo=~,file-id=2022-08-09_18-30-30_000.mp4,piece-id=~ / follow~">
            <text:p>:VIDEO / @自室 / 記録 / jap.flute / 演奏、play / R=1 / record,for=~,other=~,memo=~,file-id=2022-08-09_18-30-30_000.mp4,piece-id=~ / follow~</text:p>
          </table:table-cell>
          <table:table-cell table:style-name="ce11" table:formula="of:=RIGHT([.B62];[.K62])" office:value-type="string" office:string-value="mp4">
            <text:p>mp4</text:p>
          </table:table-cell>
          <table:table-cell table:style-name="ce53" table:formula="of:=FIND(&quot;.&quot;;[.B62];1)" office:value-type="float" office:value="24">
            <text:p>24</text:p>
          </table:table-cell>
          <table:table-cell table:formula="of:=LEN([.B62])" office:value-type="float" office:value="27">
            <text:p>27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1" office:value-type="string">
            <text:p>2022-08-10_18-46-35_000.mp4</text:p>
          </table:table-cell>
          <table:table-cell table:style-name="ce27" office:value-type="string">
            <text:p>:VIDEO / @自室 / 記録 / jap.flute / 演奏、play / R=1 / record,for=demo,other=~,memo=+:page-1,file-id=~,piece-id=~ / follow~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63];[.K63])" office:value-type="string" office:string-value="mp4">
            <text:p>mp4</text:p>
          </table:table-cell>
          <table:table-cell table:style-name="ce53" table:formula="of:=FIND(&quot;.&quot;;[.B63];1)" office:value-type="float" office:value="24">
            <text:p>24</text:p>
          </table:table-cell>
          <table:table-cell table:formula="of:=LEN([.B63])" office:value-type="float" office:value="27">
            <text:p>27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18" office:value-type="string">
            <text:p>2022-08-11_18-10-49_000.mp4</text:p>
          </table:table-cell>
          <table:table-cell table:style-name="ce27" office:value-type="string">
            <text:p>:VIDEO / @自室 / 記録 / jap.flute / 演奏、play / R=1 / record,for=sequence:h-1`-2`:この２音の連なり、綺麗,other=~,memo=~,file-id=2022-08-11_18-10-49_000.mp4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VIDEO / @自室 / 記録 / jap.flute / 演奏、play / R=1 / record,for=sequence:h-1`-2`:この２音の連なり、綺麗,other=~,memo=~,file-id=2022-08-11_18-10-49_000.mp4,piece-id=~ / follow+">
            <text:p>:VIDEO / @自室 / 記録 / jap.flute / 演奏、play / R=1 / record,for=sequence:h-1`-2`:この２音の連なり、綺麗,other=~,memo=~,file-id=2022-08-11_18-10-49_000.mp4,piece-id=~ / follow+</text:p>
          </table:table-cell>
          <table:table-cell table:style-name="ce11" table:formula="of:=RIGHT([.B64];[.K64])" office:value-type="string" office:string-value="mp4">
            <text:p>mp4</text:p>
          </table:table-cell>
          <table:table-cell table:style-name="ce53" table:formula="of:=FIND(&quot;.&quot;;[.B64];1)" office:value-type="float" office:value="24">
            <text:p>24</text:p>
          </table:table-cell>
          <table:table-cell table:formula="of:=LEN([.B64])" office:value-type="float" office:value="27">
            <text:p>27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7">
            <text:p>67</text:p>
          </table:table-cell>
          <table:table-cell table:style-name="ce5" office:value-type="string">
            <text:p>2022-08-13_18-37-27_000.mp4</text:p>
          </table:table-cell>
          <table:table-cell table:style-name="ce27" office:value-type="string">
            <text:p>:VIDEO / @自室 / 記録 / jap.flute / 演奏、play / R=2 / record,for=~,other=~,memo=+:page-1:&lt;2&gt;,file-id=~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VIDEO / @自室 / 記録 / jap.flute / 演奏、play / R=2 / record,for=~,other=~,memo=+:page-1:&lt;2&gt;,file-id=~,piece-id=~ / follow+">
            <text:p>:VIDEO / @自室 / 記録 / jap.flute / 演奏、play / R=2 / record,for=~,other=~,memo=+:page-1:&lt;2&gt;,file-id=~,piece-id=~ / follow+</text:p>
          </table:table-cell>
          <table:table-cell table:style-name="ce11" table:formula="of:=RIGHT([.B65];[.K65])" office:value-type="string" office:string-value="mp4">
            <text:p>mp4</text:p>
          </table:table-cell>
          <table:table-cell table:style-name="ce53" table:formula="of:=FIND(&quot;.&quot;;[.B65];1)" office:value-type="float" office:value="24">
            <text:p>24</text:p>
          </table:table-cell>
          <table:table-cell table:formula="of:=LEN([.B65])" office:value-type="float" office:value="27">
            <text:p>27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string">
            <text:p>2022-08-09_18-33-38_000.mp4</text:p>
          </table:table-cell>
          <table:table-cell table:style-name="ce27" office:value-type="string">
            <text:p>:VIDEO / @自室 / 記録 / jap.flute / 演奏、play / R=2 / record,for=~,other=~,memo=~,file-id=2022-08-09_18-30-30_000.mp4,piece-id=~ / follow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VIDEO / @自室 / 記録 / jap.flute / 演奏、play / R=2 / record,for=~,other=~,memo=~,file-id=2022-08-09_18-30-30_000.mp4,piece-id=~ / follow~">
            <text:p>:VIDEO / @自室 / 記録 / jap.flute / 演奏、play / R=2 / record,for=~,other=~,memo=~,file-id=2022-08-09_18-30-30_000.mp4,piece-id=~ / follow~</text:p>
          </table:table-cell>
          <table:table-cell table:style-name="ce11" table:formula="of:=RIGHT([.B66];[.K66])" office:value-type="string" office:string-value="mp4">
            <text:p>mp4</text:p>
          </table:table-cell>
          <table:table-cell table:style-name="ce53" table:formula="of:=FIND(&quot;.&quot;;[.B66];1)" office:value-type="float" office:value="24">
            <text:p>24</text:p>
          </table:table-cell>
          <table:table-cell table:formula="of:=LEN([.B66])" office:value-type="float" office:value="27">
            <text:p>27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1" office:value-type="string">
            <text:p>2022-08-10_18-57-14_000.mp4</text:p>
          </table:table-cell>
          <table:table-cell table:style-name="ce27" office:value-type="string">
            <text:p>:VIDEO / @自室 / 記録 / jap.flute / 演奏、play / R=2 / record,for=demo,other=~,memo=+:page-??,file-id=2022-08-10_18-57-14_000.mp4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VIDEO / @自室 / 記録 / jap.flute / 演奏、play / R=2 / record,for=demo,other=~,memo=+:page-??,file-id=2022-08-10_18-57-14_000.mp4,piece-id=~ / follow+">
            <text:p>:VIDEO / @自室 / 記録 / jap.flute / 演奏、play / R=2 / record,for=demo,other=~,memo=+:page-??,file-id=2022-08-10_18-57-14_000.mp4,piece-id=~ / follow+</text:p>
          </table:table-cell>
          <table:table-cell table:style-name="ce11" table:formula="of:=RIGHT([.B67];[.K67])" office:value-type="string" office:string-value="mp4">
            <text:p>mp4</text:p>
          </table:table-cell>
          <table:table-cell table:style-name="ce53" table:formula="of:=FIND(&quot;.&quot;;[.B67];1)" office:value-type="float" office:value="24">
            <text:p>24</text:p>
          </table:table-cell>
          <table:table-cell table:formula="of:=LEN([.B67])" office:value-type="float" office:value="27">
            <text:p>27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5" office:value-type="string">
            <text:p>2022-08-11_18-11-51_000.mp4</text:p>
          </table:table-cell>
          <table:table-cell table:style-name="ce27" office:value-type="string">
            <text:p>:VIDEO / @自室 / 記録 / jap.flute / 演奏、play / R=2 / record,for=sequence:h-1`-2`:この２音の連なり、綺麗,other=~,memo=~,file-id=2022-08-11_18-10-49_000.mp4,piece-id=~ / follow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VIDEO / @自室 / 記録 / jap.flute / 演奏、play / R=2 / record,for=sequence:h-1`-2`:この２音の連なり、綺麗,other=~,memo=~,file-id=2022-08-11_18-10-49_000.mp4,piece-id=~ / follow+">
            <text:p>:VIDEO / @自室 / 記録 / jap.flute / 演奏、play / R=2 / record,for=sequence:h-1`-2`:この２音の連なり、綺麗,other=~,memo=~,file-id=2022-08-11_18-10-49_000.mp4,piece-id=~ / follow+</text:p>
          </table:table-cell>
          <table:table-cell table:style-name="ce11" table:formula="of:=RIGHT([.B68];[.K68])" office:value-type="string" office:string-value="mp4">
            <text:p>mp4</text:p>
          </table:table-cell>
          <table:table-cell table:style-name="ce53" table:formula="of:=FIND(&quot;.&quot;;[.B68];1)" office:value-type="float" office:value="24">
            <text:p>24</text:p>
          </table:table-cell>
          <table:table-cell table:formula="of:=LEN([.B68])" office:value-type="float" office:value="27">
            <text:p>27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8">
            <text:p>68</text:p>
          </table:table-cell>
          <table:table-cell table:style-name="ce11" office:value-type="string">
            <text:p>2022-08-13_18-39-20_000.mp4</text:p>
          </table:table-cell>
          <table:table-cell table:style-name="ce27" office:value-type="string">
            <text:p>:VIDEO / @自室 / 記録 / jap.flute / 演奏、play / R=3 / record,for=~,other=~,memo=+:page-1:&lt;1&gt;,file-id=~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VIDEO / @自室 / 記録 / jap.flute / 演奏、play / R=3 / record,for=~,other=~,memo=+:page-1:&lt;1&gt;,file-id=~,piece-id=~ / follow~">
            <text:p>:VIDEO / @自室 / 記録 / jap.flute / 演奏、play / R=3 / record,for=~,other=~,memo=+:page-1:&lt;1&gt;,file-id=~,piece-id=~ / follow~</text:p>
          </table:table-cell>
          <table:table-cell table:style-name="ce11" table:formula="of:=RIGHT([.B69];[.K69])" office:value-type="string" office:string-value="mp4">
            <text:p>mp4</text:p>
          </table:table-cell>
          <table:table-cell table:style-name="ce53" table:formula="of:=FIND(&quot;.&quot;;[.B69];1)" office:value-type="float" office:value="24">
            <text:p>24</text:p>
          </table:table-cell>
          <table:table-cell table:formula="of:=LEN([.B69])" office:value-type="float" office:value="27">
            <text:p>27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5" office:value-type="string">
            <text:p>2022-08-10_18-58-52_000.mp4</text:p>
          </table:table-cell>
          <table:table-cell table:style-name="ce27" office:value-type="string">
            <text:p>:VIDEO / @自室 / 記録 / jap.flute / 演奏、play / R=3 / record,for=demo;section:sabi,other=~,memo=~,file-id=2022-08-10_18-57-14_000.mp4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VIDEO / @自室 / 記録 / jap.flute / 演奏、play / R=3 / record,for=demo;section:sabi,other=~,memo=~,file-id=2022-08-10_18-57-14_000.mp4,piece-id=~ / follow+">
            <text:p>:VIDEO / @自室 / 記録 / jap.flute / 演奏、play / R=3 / record,for=demo;section:sabi,other=~,memo=~,file-id=2022-08-10_18-57-14_000.mp4,piece-id=~ / follow+</text:p>
          </table:table-cell>
          <table:table-cell table:style-name="ce11" table:formula="of:=RIGHT([.B70];[.K70])" office:value-type="string" office:string-value="mp4">
            <text:p>mp4</text:p>
          </table:table-cell>
          <table:table-cell table:style-name="ce53" table:formula="of:=FIND(&quot;.&quot;;[.B70];1)" office:value-type="float" office:value="24">
            <text:p>24</text:p>
          </table:table-cell>
          <table:table-cell table:formula="of:=LEN([.B70])" office:value-type="float" office:value="27">
            <text:p>27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8" office:value-type="string">
            <text:p>2022-08-09_18-36-34_000.mp4</text:p>
          </table:table-cell>
          <table:table-cell table:style-name="ce27" office:value-type="string">
            <text:p>:VIDEO / @自室 / 記録 / jap.flute / 演奏、play / R=3 / record,for=melody:section:peak,other=~,memo=~,file-id=2022-08-09_18-30-30_000.mp4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VIDEO / @自室 / 記録 / jap.flute / 演奏、play / R=3 / record,for=melody:section:peak,other=~,memo=~,file-id=2022-08-09_18-30-30_000.mp4,piece-id=~ / follow~">
            <text:p>:VIDEO / @自室 / 記録 / jap.flute / 演奏、play / R=3 / record,for=melody:section:peak,other=~,memo=~,file-id=2022-08-09_18-30-30_000.mp4,piece-id=~ / follow~</text:p>
          </table:table-cell>
          <table:table-cell table:style-name="ce11" table:formula="of:=RIGHT([.B71];[.K71])" office:value-type="string" office:string-value="mp4">
            <text:p>mp4</text:p>
          </table:table-cell>
          <table:table-cell table:style-name="ce53" table:formula="of:=FIND(&quot;.&quot;;[.B71];1)" office:value-type="float" office:value="24">
            <text:p>24</text:p>
          </table:table-cell>
          <table:table-cell table:formula="of:=LEN([.B71])" office:value-type="float" office:value="27">
            <text:p>27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5" office:value-type="string">
            <text:p>2022-08-11_18-13-53_000.mp4</text:p>
          </table:table-cell>
          <table:table-cell table:style-name="ce27" office:value-type="string">
            <text:p>:VIDEO / @自室 / 記録 / jap.flute / 演奏、play / R=3 / record,for=お囃子,other=~,memo=~,file-id=~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string" office:string-value=":VIDEO / @自室 / 記録 / jap.flute / 演奏、play / R=3 / record,for=お囃子,other=~,memo=~,file-id=~,piece-id=~ / follow+">
            <text:p>:VIDEO / @自室 / 記録 / jap.flute / 演奏、play / R=3 / record,for=お囃子,other=~,memo=~,file-id=~,piece-id=~ / follow+</text:p>
          </table:table-cell>
          <table:table-cell table:style-name="ce11" table:formula="of:=RIGHT([.B72];[.K72])" office:value-type="string" office:string-value="mp4">
            <text:p>mp4</text:p>
          </table:table-cell>
          <table:table-cell table:style-name="ce53" table:formula="of:=FIND(&quot;.&quot;;[.B72];1)" office:value-type="float" office:value="24">
            <text:p>24</text:p>
          </table:table-cell>
          <table:table-cell table:formula="of:=LEN([.B72])" office:value-type="float" office:value="27">
            <text:p>27</text:p>
          </table:table-cell>
          <table:table-cell table:formula="of:=[.J72]-[.I7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1" office:value-type="string">
            <text:p>2022-08-09_18-56-03_000.mp4</text:p>
          </table:table-cell>
          <table:table-cell table:style-name="ce29" office:value-type="string">
            <text:p>:VIDEO / @自室 / 記録 / jap.flute / 演奏、play / R=4 / record,for=~,other=genre:european-like,memo=~,file-id=2022-08-09_18-56-03_000.mp4,piece-id=~ / follow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73];[.K73])" office:value-type="string" office:string-value="mp4">
            <text:p>mp4</text:p>
          </table:table-cell>
          <table:table-cell table:style-name="ce53" table:formula="of:=FIND(&quot;.&quot;;[.B73];1)" office:value-type="float" office:value="24">
            <text:p>24</text:p>
          </table:table-cell>
          <table:table-cell table:formula="of:=LEN([.B73])" office:value-type="float" office:value="27">
            <text:p>27</text:p>
          </table:table-cell>
          <table:table-cell table:formula="of:=[.J73]-[.I7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4">
            <text:p>34</text:p>
          </table:table-cell>
          <table:table-cell table:style-name="ce5" office:value-type="string">
            <text:p>2022-08-11_18-31-28_000.mp4</text:p>
          </table:table-cell>
          <table:table-cell table:style-name="ce27" office:value-type="string">
            <text:p>:VIDEO / @自室 / 記録 / jap.flute / 演奏、play / R=4 / record,for=sequence:h-4`-6`:この２音の連なり、綺麗,other=~,memo=~,file-id=~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4]=&quot;&quot;;[.C74];CONCATENATE([.C74];&quot; / &quot;;[.E74]))" office:value-type="string" office:string-value=":VIDEO / @自室 / 記録 / jap.flute / 演奏、play / R=4 / record,for=sequence:h-4`-6`:この２音の連なり、綺麗,other=~,memo=~,file-id=~,piece-id=~ / follow~">
            <text:p>:VIDEO / @自室 / 記録 / jap.flute / 演奏、play / R=4 / record,for=sequence:h-4`-6`:この２音の連なり、綺麗,other=~,memo=~,file-id=~,piece-id=~ / follow~</text:p>
          </table:table-cell>
          <table:table-cell table:style-name="ce11" table:formula="of:=RIGHT([.B74];[.K74])" office:value-type="string" office:string-value="mp4">
            <text:p>mp4</text:p>
          </table:table-cell>
          <table:table-cell table:style-name="ce53" table:formula="of:=FIND(&quot;.&quot;;[.B74];1)" office:value-type="float" office:value="24">
            <text:p>24</text:p>
          </table:table-cell>
          <table:table-cell table:formula="of:=LEN([.B74])" office:value-type="float" office:value="27">
            <text:p>27</text:p>
          </table:table-cell>
          <table:table-cell table:formula="of:=[.J74]-[.I7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5">
            <text:p>35</text:p>
          </table:table-cell>
          <table:table-cell table:style-name="ce5" office:value-type="string">
            <text:p>2022-08-11_19-00-45_000.mp4</text:p>
          </table:table-cell>
          <table:table-cell table:style-name="ce27" office:value-type="string">
            <text:p>:VIDEO / @自室 / 記録 / jap.flute / 演奏、play / R=5 / record,for=~,other=~,memo=+:page-2,file-id=~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string" office:string-value=":VIDEO / @自室 / 記録 / jap.flute / 演奏、play / R=5 / record,for=~,other=~,memo=+:page-2,file-id=~,piece-id=~ / follow+">
            <text:p>:VIDEO / @自室 / 記録 / jap.flute / 演奏、play / R=5 / record,for=~,other=~,memo=+:page-2,file-id=~,piece-id=~ / follow+</text:p>
          </table:table-cell>
          <table:table-cell table:style-name="ce11" table:formula="of:=RIGHT([.B75];[.K75])" office:value-type="string" office:string-value="mp4">
            <text:p>mp4</text:p>
          </table:table-cell>
          <table:table-cell table:style-name="ce53" table:formula="of:=FIND(&quot;.&quot;;[.B75];1)" office:value-type="float" office:value="24">
            <text:p>24</text:p>
          </table:table-cell>
          <table:table-cell table:formula="of:=LEN([.B75])" office:value-type="float" office:value="27">
            <text:p>27</text:p>
          </table:table-cell>
          <table:table-cell table:formula="of:=[.J75]-[.I7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5" office:value-type="string">
            <text:p>2022-08-09_18-58-16_000.mp4</text:p>
          </table:table-cell>
          <table:table-cell table:style-name="ce29" office:value-type="string">
            <text:p>:VIDEO / @自室 / 記録 / jap.flute / 演奏、play / R=5 / record,for=~,other=genre:european-like,memo=~,file-id=2022-08-09_18-56-03_000.mp4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:VIDEO / @自室 / 記録 / jap.flute / 演奏、play / R=5 / record,for=~,other=genre:european-like,memo=~,file-id=2022-08-09_18-56-03_000.mp4,piece-id=~ / follow~">
            <text:p>:VIDEO / @自室 / 記録 / jap.flute / 演奏、play / R=5 / record,for=~,other=genre:european-like,memo=~,file-id=2022-08-09_18-56-03_000.mp4,piece-id=~ / follow~</text:p>
          </table:table-cell>
          <table:table-cell table:style-name="ce11" table:formula="of:=RIGHT([.B76];[.K76])" office:value-type="string" office:string-value="mp4">
            <text:p>mp4</text:p>
          </table:table-cell>
          <table:table-cell table:style-name="ce53" table:formula="of:=FIND(&quot;.&quot;;[.B76];1)" office:value-type="float" office:value="24">
            <text:p>24</text:p>
          </table:table-cell>
          <table:table-cell table:formula="of:=LEN([.B76])" office:value-type="float" office:value="27">
            <text:p>27</text:p>
          </table:table-cell>
          <table:table-cell table:formula="of:=[.J76]-[.I7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5" office:value-type="string">
            <text:p>2022-08-10_19-04-06_000.jpg</text:p>
          </table:table-cell>
          <table:table-cell table:style-name="ce27" office:value-type="string">
            <text:p>:m :篠笛,shinobue #*# / session-memo:session-1 / p.1:genre=melody,key=h-2`(C),R=1,file-piece-other=~ \\\ p.2:genre=melody,key=h-2`(C),R=2,file-piece-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string" office:string-value=":m :篠笛,shinobue #*# / session-memo:session-1 / p.1:genre=melody,key=h-2`(C),R=1,file-piece-other=~ \\\ p.2:genre=melody,key=h-2`(C),R=2,file-piece-other=~">
            <text:p>:m :篠笛,shinobue #*# / session-memo:session-1 / p.1:genre=melody,key=h-2`(C),R=1,file-piece-other=~ \\\ p.2:genre=melody,key=h-2`(C),R=2,file-piece-other=~</text:p>
          </table:table-cell>
          <table:table-cell table:style-name="ce11" table:formula="of:=RIGHT([.B77];[.K77])" office:value-type="string" office:string-value="jpg">
            <text:p>jpg</text:p>
          </table:table-cell>
          <table:table-cell table:style-name="ce53" table:formula="of:=FIND(&quot;.&quot;;[.B77];1)" office:value-type="float" office:value="24">
            <text:p>24</text:p>
          </table:table-cell>
          <table:table-cell table:formula="of:=LEN([.B77])" office:value-type="float" office:value="27">
            <text:p>27</text:p>
          </table:table-cell>
          <table:table-cell table:formula="of:=[.J77]-[.I7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5">
            <text:p>75</text:p>
          </table:table-cell>
          <table:table-cell table:style-name="ce5" office:value-type="string">
            <text:p>2022-08-14_15-40-05_000.jpg</text:p>
          </table:table-cell>
          <table:table-cell table:style-name="ce27" office:value-type="string">
            <text:p>:m RES 1*2 / free# JVEMV6 68#_336:1 / 68. theoretical-physics(tp) / topics=量子力学,w=,doc=r-7-A1~1.1.7#2-3,s=~,i=~,other=calc+:ガウス積分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string" office:string-value=":m RES 1*2 / free# JVEMV6 68#_336:1 / 68. theoretical-physics(tp) / topics=量子力学,w=,doc=r-7-A1~1.1.7#2-3,s=~,i=~,other=calc+:ガウス積分">
            <text:p>:m RES 1*2 / free# JVEMV6 68#_336:1 / 68. theoretical-physics(tp) / topics=量子力学,w=,doc=r-7-A1~1.1.7#2-3,s=~,i=~,other=calc+:ガウス積分</text:p>
          </table:table-cell>
          <table:table-cell table:style-name="ce11" table:formula="of:=RIGHT([.B78];[.K78])" office:value-type="string" office:string-value="jpg">
            <text:p>jpg</text:p>
          </table:table-cell>
          <table:table-cell table:style-name="ce53" table:formula="of:=FIND(&quot;.&quot;;[.B78];1)" office:value-type="float" office:value="24">
            <text:p>24</text:p>
          </table:table-cell>
          <table:table-cell table:formula="of:=LEN([.B78])" office:value-type="float" office:value="27">
            <text:p>27</text:p>
          </table:table-cell>
          <table:table-cell table:formula="of:=[.J78]-[.I7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6">
            <text:p>76</text:p>
          </table:table-cell>
          <table:table-cell table:style-name="ce5" office:value-type="string">
            <text:p>2022-08-14_15-40-34_000.jpg</text:p>
          </table:table-cell>
          <table:table-cell table:style-name="ce27" office:value-type="string">
            <text:p>:m RES 2*2 / free# JVEMV6 68#_336:1 / 68. theoretical-physics(tp) / topics=量子力学,w=,doc=r-7-A1~1.1.7#2-3,s=~,i=~,other=calc+:ガウス積分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string" office:string-value=":m RES 2*2 / free# JVEMV6 68#_336:1 / 68. theoretical-physics(tp) / topics=量子力学,w=,doc=r-7-A1~1.1.7#2-3,s=~,i=~,other=calc+:ガウス積分">
            <text:p>:m RES 2*2 / free# JVEMV6 68#_336:1 / 68. theoretical-physics(tp) / topics=量子力学,w=,doc=r-7-A1~1.1.7#2-3,s=~,i=~,other=calc+:ガウス積分</text:p>
          </table:table-cell>
          <table:table-cell table:style-name="ce11" table:formula="of:=RIGHT([.B79];[.K79])" office:value-type="string" office:string-value="jpg">
            <text:p>jpg</text:p>
          </table:table-cell>
          <table:table-cell table:style-name="ce53" table:formula="of:=FIND(&quot;.&quot;;[.B79];1)" office:value-type="float" office:value="24">
            <text:p>24</text:p>
          </table:table-cell>
          <table:table-cell table:formula="of:=LEN([.B79])" office:value-type="float" office:value="27">
            <text:p>27</text:p>
          </table:table-cell>
          <table:table-cell table:formula="of:=[.J79]-[.I7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5" office:value-type="string">
            <text:p>2022-08-14_17-18-49_000.jpg</text:p>
          </table:table-cell>
          <table:table-cell table:style-name="ce36" office:value-type="string">
            <text:p>:m RES 1*2 / free# JVEMV6 68#_336:2 / 68. theoretical-physics(tp) / topics=量子力学,w=,doc=r-7-A1~1.1.7#2-4,s=~,i=~,other=memo+:シュレディンガー方程式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:m RES 1*2 / free# JVEMV6 68#_336:2 / 68. theoretical-physics(tp) / topics=量子力学,w=,doc=r-7-A1~1.1.7#2-4,s=~,i=~,other=memo+:シュレディンガー方程式;calc+">
            <text:p>:m RES 1*2 / free# JVEMV6 68#_336:2 / 68. theoretical-physics(tp) / topics=量子力学,w=,doc=r-7-A1~1.1.7#2-4,s=~,i=~,other=memo+:シュレディンガー方程式;calc+</text:p>
          </table:table-cell>
          <table:table-cell table:style-name="ce11" table:formula="of:=RIGHT([.B80];[.K80])" office:value-type="string" office:string-value="jpg">
            <text:p>jpg</text:p>
          </table:table-cell>
          <table:table-cell table:style-name="ce53" table:formula="of:=FIND(&quot;.&quot;;[.B80];1)" office:value-type="float" office:value="24">
            <text:p>24</text:p>
          </table:table-cell>
          <table:table-cell table:formula="of:=LEN([.B80])" office:value-type="float" office:value="27">
            <text:p>27</text:p>
          </table:table-cell>
          <table:table-cell table:formula="of:=[.J80]-[.I8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8">
            <text:p>78</text:p>
          </table:table-cell>
          <table:table-cell table:style-name="ce5" office:value-type="string">
            <text:p>2022-08-14_17-19-01_000.jpg</text:p>
          </table:table-cell>
          <table:table-cell table:style-name="ce27" office:value-type="string">
            <text:p>:m RES 2*2 / free# JVEMV6 68#_336:2 / 68. theoretical-physics(tp) / topics=量子力学,w=,doc=r-7-A1~1.1.7#2-4,s=~,i=~,other=calc+:水素原子１個について：(ħ/(2m)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1]=&quot;&quot;;[.C81];CONCATENATE([.C81];&quot; / &quot;;[.E81]))" office:value-type="string" office:string-value=":m RES 2*2 / free# JVEMV6 68#_336:2 / 68. theoretical-physics(tp) / topics=量子力学,w=,doc=r-7-A1~1.1.7#2-4,s=~,i=~,other=calc+:水素原子１個について：(ħ/(2m))">
            <text:p>:m RES 2*2 / free# JVEMV6 68#_336:2 / 68. theoretical-physics(tp) / topics=量子力学,w=,doc=r-7-A1~1.1.7#2-4,s=~,i=~,other=calc+:水素原子１個について：(ħ/(2m))</text:p>
          </table:table-cell>
          <table:table-cell table:style-name="ce11" table:formula="of:=RIGHT([.B81];[.K81])" office:value-type="string" office:string-value="jpg">
            <text:p>jpg</text:p>
          </table:table-cell>
          <table:table-cell table:style-name="ce53" table:formula="of:=FIND(&quot;.&quot;;[.B81];1)" office:value-type="float" office:value="24">
            <text:p>24</text:p>
          </table:table-cell>
          <table:table-cell table:formula="of:=LEN([.B81])" office:value-type="float" office:value="27">
            <text:p>27</text:p>
          </table:table-cell>
          <table:table-cell table:formula="of:=[.J81]-[.I8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0">
            <text:p>80</text:p>
          </table:table-cell>
          <table:table-cell table:style-name="ce5" office:value-type="string">
            <text:p>2022-08-14_19-06-23_000.jpg</text:p>
          </table:table-cell>
          <table:table-cell table:style-name="ce27" office:value-type="string">
            <text:p>:m :篠笛,shinobue #*# / session-memo:session-1 / p.1:genre=melody,for=accompany:2022-07-31:s-2;page-2:msr:A1~A1-2;variation-1:accompany:2022-07-31:s-2;page-2:msr:A1~A1-2,file-piece-other=~ \\\ p.2:genre=melody,for=variation-1:accompany:2022-07-31:s-2;page-2:msr:A1~A1-2,key=h-2`(C),file-piece-other=~\\\ p.3:genre=melody,R=1,file-piece-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2]=&quot;&quot;;[.C82];CONCATENATE([.C82];&quot; / &quot;;[.E82]))" office:value-type="string" office:string-value=":m :篠笛,shinobue #*# / session-memo:session-1 / p.1:genre=melody,for=accompany:2022-07-31:s-2;page-2:msr:A1~A1-2;variation-1:accompany:2022-07-31:s-2;page-2:msr:A1~A1-2,file-piece-other=~ \\\ p.2:genre=melody,for=variation-1:accompany:2022-07-31:s-2;page-2:msr:A1~A1-2,key=h-2`(C),file-piece-other=~\\\ p.3:genre=melody,R=1,file-piece-other=~">
            <text:p>:m :篠笛,shinobue #*# / session-memo:session-1 / p.1:genre=melody,for=accompany:2022-07-31:s-2;page-2:msr:A1~A1-2;variation-1:accompany:2022-07-31:s-2;page-2:msr:A1~A1-2,file-piece-other=~ \\\ p.2:genre=melody,for=variation-1:accompany:2022-07-31:s-2;page-2:msr:A1~A1-2,key=h-2`(C),file-piece-other=~\\\ p.3:genre=melody,R=1,file-piece-other=~</text:p>
          </table:table-cell>
          <table:table-cell table:style-name="ce11" table:formula="of:=RIGHT([.B82];[.K82])" office:value-type="string" office:string-value="jpg">
            <text:p>jpg</text:p>
          </table:table-cell>
          <table:table-cell table:style-name="ce53" table:formula="of:=FIND(&quot;.&quot;;[.B82];1)" office:value-type="float" office:value="24">
            <text:p>24</text:p>
          </table:table-cell>
          <table:table-cell table:formula="of:=LEN([.B82])" office:value-type="float" office:value="27">
            <text:p>27</text:p>
          </table:table-cell>
          <table:table-cell table:formula="of:=[.J82]-[.I8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1"/>
          <table:table-cell table:style-name="ce5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7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8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2022/08/15</text:date>, <text:time>12:59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15T12:59:12.99</dc:date>
    <dc:creator>iwabuchi ken</dc:creator>
    <meta:editing-duration>P48DT15H43M55S</meta:editing-duration>
    <meta:editing-cycles>15792</meta:editing-cycles>
    <meta:document-statistic meta:table-count="2" meta:cell-count="997" meta:object-count="0"/>
    <meta:user-defined meta:name="qrichtext">1</meta:user-defined>
  </office:meta>
</office:document-meta>
</file>